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12.386cm"/>
        </style:tab-stops>
      </style:paragraph-properties>
      <style:text-properties officeooo:rsid="0005ef6f" officeooo:paragraph-rsid="0005ef6f"/>
    </style:style>
    <style:style style:name="P2" style:family="paragraph" style:parent-style-name="Standard">
      <style:paragraph-properties>
        <style:tab-stops>
          <style:tab-stop style:position="12.386cm"/>
        </style:tab-stops>
      </style:paragraph-properties>
      <style:text-properties style:text-underline-style="solid" style:text-underline-width="auto" style:text-underline-color="font-color" officeooo:rsid="000d6238" officeooo:paragraph-rsid="000d6238"/>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officeooo:rsid="000ec32d" style:font-weight-asian="normal" style:font-weight-complex="normal"/>
    </style:style>
    <style:style style:name="T3" style:family="text">
      <style:text-properties fo:font-weight="bold" officeooo:rsid="0007876c" style:font-weight-asian="bold" style:font-weight-complex="bold"/>
    </style:style>
    <style:style style:name="T4" style:family="text">
      <style:text-properties fo:font-weight="bold" officeooo:rsid="0010506b" style:font-weight-asian="bold" style:font-weight-complex="bold"/>
    </style:style>
    <style:style style:name="T5" style:family="text">
      <style:text-properties fo:font-weight="bold" officeooo:rsid="0012242e" style:font-weight-asian="bold" style:font-weight-complex="bold"/>
    </style:style>
    <style:style style:name="T6" style:family="text">
      <style:text-properties officeooo:rsid="0007876c"/>
    </style:style>
    <style:style style:name="T7" style:family="text">
      <style:text-properties fo:font-weight="normal" officeooo:rsid="0007876c" style:font-weight-asian="normal" style:font-weight-complex="normal"/>
    </style:style>
    <style:style style:name="T8" style:family="text">
      <style:text-properties fo:font-weight="normal" officeooo:rsid="0008d158" style:font-weight-asian="normal" style:font-weight-complex="normal"/>
    </style:style>
    <style:style style:name="T9" style:family="text">
      <style:text-properties fo:font-weight="normal" officeooo:rsid="000a58cc" style:font-weight-asian="normal" style:font-weight-complex="normal"/>
    </style:style>
    <style:style style:name="T10" style:family="text">
      <style:text-properties fo:font-weight="normal" officeooo:rsid="000bae90" style:font-weight-asian="normal" style:font-weight-complex="normal"/>
    </style:style>
    <style:style style:name="T11" style:family="text">
      <style:text-properties fo:font-weight="normal" officeooo:rsid="0010506b" style:font-weight-asian="normal" style:font-weight-complex="normal"/>
    </style:style>
    <style:style style:name="T12" style:family="text">
      <style:text-properties fo:font-weight="normal" officeooo:rsid="00112b77" style:font-weight-asian="normal" style:font-weight-complex="normal"/>
    </style:style>
    <style:style style:name="T13" style:family="text">
      <style:text-properties fo:font-weight="normal" officeooo:rsid="0012242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alité décrite par le projet :</text:p>
      <text:p text:style-name="P1"/>
      <text:p text:style-name="P1"/>
      <text:p text:style-name="P1">On cherche à implémenter une base de données d’une salle de sport avec des <text:span text:style-name="T1">adhérents </text:span><text:span text:style-name="T2">représenté par leur adresse mail, ainsi que leur identité, on pourra également noter des informations physiques sur eux (poid, taille..)</text:span> et des <text:span text:style-name="T1">coachs </text:span><text:span text:style-name="T2">ayant également leur identité (nom, prenom) ainsi qu’un nombre d’année d’expérience</text:span>. <text:span text:style-name="T6">Cette base de données sera utiliser par le site de la salle de sport dans lequel il sera possible pour les adhérents de choisir des </text:span><text:span text:style-name="T3">programmes </text:span><text:span text:style-name="T7">(payant) </text:span><text:span text:style-name="T11">selon leurs objectifs (perte de poid, musculation, relaxation, remise en forme, cardi</text:span><text:span text:style-name="T12">o</text:span><text:span text:style-name="T11">) </text:span><text:span text:style-name="T7">composés d’</text:span><text:span text:style-name="T3">exercices </text:span><text:span text:style-name="T7">et de </text:span><text:span text:style-name="T3">conseils diététiques</text:span><text:span text:style-name="T7">, </text:span><text:span text:style-name="T11">ils auront une description</text:span><text:span text:style-name="T7">. Les exercices et les conseils diététique</text:span><text:span text:style-name="T9">s</text:span><text:span text:style-name="T7"> ont leur propre prix grâce aux-quels sera calculé le coût du programme. Chaque exercice et chaque conseil appartiennent a 1 seul et unique programme, il peut donc exister plusieurs instances d’un même exercice par exemple. Les coachs aide les adhérent par des coaching, il existe deux type de coaching : </text:span><text:span text:style-name="T3">dietetique</text:span><text:span text:style-name="T7"> et </text:span><text:span text:style-name="T3">sportif</text:span><text:span text:style-name="T7">. Les coachs aident les adhérents à suivre leur programme. Suite à ces coaching les adhérents peuvent laisser des commentaires sur les coachs, </text:span><text:span text:style-name="T8">cependant un adhérent ne peut laisser un commentaire sur un coach avec lequel il n’a pas eu de coaching. </text:span><text:span text:style-name="T10">Ils peuvent également laisser un avis sur les programmes si et seulement si il a pratiqué et terminé ce programme. L’avis d’un programme sera la moyenne calculée de chaque avis. Les avis sont essentiels pour le gérant de la salle qui pourra alors décider de supprimer/changer des programmes et/ou de se passer de certain coach et d’en embaucher de nouv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6:55.170343112</meta:creation-date>
    <dc:date>2019-11-22T12:11:16.788108316</dc:date>
    <meta:editing-duration>PT17M22S</meta:editing-duration>
    <meta:editing-cycles>10</meta:editing-cycles>
    <meta:generator>LibreOffice/5.4.0.3$Linux_X86_64 LibreOffice_project/40m0$Build-3</meta:generator>
    <meta:document-statistic meta:table-count="0" meta:image-count="0" meta:object-count="0" meta:page-count="1" meta:paragraph-count="2" meta:word-count="264" meta:character-count="1640" meta:non-whitespace-character-count="1378"/>
  </office:meta>
</office:document-meta>
</file>